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non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023cm"/>
    </style:style>
    <style:style style:name="pr6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fo:font-family="Arial" style:font-family-generic="roman" style:font-pitch="variable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" style:family="text">
      <style:text-properties fo:color="#004586" style:text-line-through-style="none" style:text-position="0% 100%" fo:font-family="Arial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5" style:family="text">
      <style:text-properties fo:color="#004586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6" style:family="text">
      <style:text-properties fo:color="#ff0000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Padrão" presentation:presentation-page-layout-name="AL1T0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Implementação de um Sistema de Objetos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layer="layout" svg:width="25.199cm" svg:height="2.164cm" svg:x="1.4cm" svg:y="0.837cm" presentation:class="title" presentation:placeholder="true">
          <draw:text-box/>
        </draw:frame>
        <draw:frame presentation:style-name="pr5" draw:layer="layout" svg:width="25.199cm" svg:height="15.023cm" svg:x="1.4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Implementação de um Sistema de Objetos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fo:font-family="Arial" style:font-family-generic="roman" style:font-pitch="variable" fo:font-size="32pt" fo:font-style="normal" fo:text-shadow="1pt 1pt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5.273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5T08:52:16.75</meta:creation-date>
    <meta:editing-duration>PT05H20M03S</meta:editing-duration>
    <meta:editing-cycles>139</meta:editing-cycles>
    <dc:date>2010-08-15T10:26:26.54</dc:date>
    <meta:generator>BrOffice.org/3.1$Win32 OpenOffice.org_project/310m19$Build-9420</meta:generator>
    <dc:creator>Francisco Carvalho-Junior</dc:creator>
    <meta:document-statistic meta:object-count="33"/>
  </office:meta>
</office:document-meta>
</file>